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0704b6" officeooo:paragraph-rsid="000704b6"/>
    </style:style>
    <style:style style:name="P2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fo:background-color="#ffff00" style:font-size-asian="12pt" style:font-weight-asian="bold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6" style:family="paragraph" style:parent-style-name="Standard">
      <style:text-properties fo:color="#ff000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7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fo:background-color="#00ff00" style:font-size-asian="12pt" style:font-weight-asian="bold" style:font-size-complex="12pt"/>
    </style:style>
    <style:style style:name="P8" style:family="paragraph" style:parent-style-name="Frame_20_contents">
      <style:text-properties officeooo:paragraph-rsid="000704b6"/>
    </style:style>
    <style:style style:name="P9" style:family="paragraph" style:parent-style-name="Frame_20_contents">
      <style:text-properties officeooo:paragraph-rsid="000694bb"/>
    </style:style>
    <style:style style:name="P10" style:family="paragraph" style:parent-style-name="List_20_Paragraph" style:list-style-name="WWNum1">
      <style:text-properties fo:font-size="12pt" fo:font-style="italic" fo:font-weight="bold" style:font-size-asian="12pt" style:font-style-asian="italic" style:font-weight-asian="bold" style:font-size-complex="12pt"/>
    </style:style>
    <style:style style:name="P11" style:family="paragraph" style:parent-style-name="List_20_Paragraph" style:list-style-name="WWNum2">
      <style:text-properties fo:font-size="12pt" fo:font-style="italic" fo:font-weight="bold" style:font-size-asian="12pt" style:font-style-asian="italic" style:font-weight-asian="bold" style:font-size-complex="12pt"/>
    </style:style>
    <style:style style:name="P12" style:family="paragraph" style:parent-style-name="List_20_Paragraph" style:list-style-name="WWNum3">
      <style:text-properties fo:font-size="12pt" fo:font-style="italic" fo:font-weight="bold" style:font-size-asian="12pt" style:font-style-asian="italic" style:font-weight-asian="bold" style:font-size-complex="12pt"/>
    </style:style>
    <style:style style:name="P13" style:family="paragraph" style:parent-style-name="List_20_Paragraph" style:list-style-name="WWNum6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14" style:family="paragraph">
      <style:paragraph-properties fo:text-align="center"/>
    </style:style>
    <style:style style:name="P15" style:family="paragraph">
      <style:text-properties fo:font-size="11pt"/>
    </style:style>
    <style:style style:name="P16" style:family="paragraph">
      <loext:graphic-properties draw:fill-color="#729fcf"/>
    </style:style>
    <style:style style:name="P17" style:family="paragraph">
      <loext:graphic-properties draw:fill="solid" draw:fill-color="#729fcf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1pt"/>
    </style:style>
    <style:style style:name="T1" style:family="text">
      <style:text-properties officeooo:rsid="000704b6"/>
    </style:style>
    <style:style style:name="T2" style:family="text">
      <style:text-properties officeooo:rsid="000694bb"/>
    </style:style>
    <style:style style:name="T3" style:family="text">
      <style:text-properties fo:font-size="11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middl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svg:stroke-color="#000000" draw:textarea-horizontal-align="justify" draw:textarea-vertical-align="middle" draw:auto-grow-height="false" fo:min-height="0.923cm" fo:min-width="2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justify" draw:textarea-vertical-align="middle" draw:auto-grow-height="false" fo:min-height="1.035cm" fo:min-width="1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svg:stroke-color="#000000" draw:textarea-horizontal-align="justify" draw:textarea-vertical-align="middle" draw:auto-grow-height="false" fo:min-height="0.928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svg:stroke-color="#000000" draw:fill-color="#729fcf" draw:textarea-horizontal-align="justify" draw:textarea-vertical-align="middle" draw:auto-grow-height="false" fo:min-height="1.083cm" fo:min-width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svg:stroke-color="#000000" draw:fill="solid" draw:fill-color="#729fcf" draw:textarea-horizontal-align="justify" draw:textarea-vertical-align="middle" draw:auto-grow-height="false" fo:min-height="0.631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svg:stroke-color="#000000" draw:textarea-horizontal-align="justify" draw:textarea-vertical-align="middle" draw:auto-grow-height="false" fo:min-height="1.083cm" fo:min-width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svg:stroke-color="#000000" draw:textarea-horizontal-align="justify" draw:textarea-vertical-align="middle" draw:auto-grow-height="false" fo:min-height="0.631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svg:stroke-color="#000000" draw:textarea-horizontal-align="justify" draw:textarea-vertical-align="middle" draw:auto-grow-height="false" fo:min-height="1.513cm" fo:min-width="1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blema da risolvere</text:p>
      <text:p text:style-name="P5">Input</text:p>
      <text:list xml:id="list6909622549390555863" text:style-name="WWNum1">
        <text:list-item>
          <text:p text:style-name="P10">Una lista di numeri interi A (negativi/positivi) ordinata</text:p>
        </text:list-item>
        <text:list-item>
          <text:p text:style-name="P10">La dimensione Dim della lista</text:p>
        </text:list-item>
        <text:list-item>
          <text:p text:style-name="P10">Un numero Somma</text:p>
        </text:list-item>
      </text:list>
      <text:p text:style-name="P5">Output</text:p>
      <text:list xml:id="list5374500763526454427" text:style-name="WWNum2">
        <text:list-item>
          <text:p text:style-name="P11">“SI” se esiste una coppia di elementi distinti (possibilmente dello stesso valore) la cui somma è uguale a Somma</text:p>
        </text:list-item>
        <text:list-item>
          <text:p text:style-name="P11">“NO” se NON esiste una coppia di elementi distinti (possibilmente dello stesso valore) la cui somma è uguale a Somma</text:p>
        </text:list-item>
      </text:list>
      <text:p text:style-name="P3">Esempio:</text:p>
      <text:p text:style-name="P6">Input</text:p>
      <text:list xml:id="list4081121423693294017" text:style-name="WWNum3">
        <text:list-item>
          <text:p text:style-name="P12">A=(-7, -3,-2, 1,3,5,7, 9, 10 ,13)</text:p>
        </text:list-item>
        <text:list-item>
          <text:p text:style-name="P12">Dim= 15</text:p>
        </text:list-item>
        <text:list-item>
          <text:p text:style-name="P12">Somma = 3</text:p>
        </text:list-item>
      </text:list>
      <text:p text:style-name="P6">Output</text:p>
      <text:list xml:id="list7352812242152549359" text:style-name="WWNum6">
        <text:list-item>
          <text:p text:style-name="P13">SI</text:p>
        </text:list-item>
      </text:list>
      <text:p text:style-name="P2"/>
      <text:p text:style-name="P2">Idea dell’algoritmo:</text:p>
      <text:p text:style-name="P4"><draw:frame draw:style-name="fr1" draw:name="Cornice3" text:anchor-type="paragraph" svg:x="11.411cm" svg:y="3.466cm" svg:width="1.866cm" svg:height="0.631cm" draw:z-index="1"><draw:text-box><text:p text:style-name="P1"><text:s text:c="5"/>I: Lista </text:p></draw:text-box></draw:frame><draw:custom-shape text:anchor-type="paragraph" draw:z-index="9" draw:name="Forma1" draw:style-name="gr5" draw:text-style-name="P16" svg:width="2.617cm" svg:height="1.532cm" svg:x="11.088cm" svg:y="1.381cm"><text:p text:style-name="P8"><text:span text:style-name="T1"><text:s text:c="5"/>INIZ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Forma2" draw:style-name="gr1" draw:text-style-name="P14" svg:x1="12.416cm" svg:y1="2.912cm" svg:x2="12.416cm" svg:y2="8.657cm"><text:p/></draw:line><draw:custom-shape text:anchor-type="paragraph" draw:z-index="14" draw:name="Forma3" draw:style-name="gr8" svg:width="2.964cm" svg:height="1.003cm" svg:x="5.957cm" svg:y="5.001cm"><text:p text:style-name="P8"><text:span text:style-name="T1"><text:s/>O: Som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0" draw:name="Forma3" draw:style-name="gr8" svg:width="2.964cm" svg:height="1.003cm" svg:x="10.885cm" svg:y="6.057cm"><text:p text:style-name="P8"><text:span text:style-name="T1"><text:s text:c="2"/>I: Som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6" draw:name="Forma3" draw:style-name="gr8" svg:width="2.964cm" svg:height="1.003cm" svg:x="10.885cm" svg:y="4.671cm"><text:p text:style-name="P8"><text:span text:style-name="T1"><text:s text:c="5"/>I: Di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7" draw:name="Forma4" draw:style-name="gr4" draw:text-style-name="P15" svg:width="2.767cm" svg:height="0.929cm" svg:x="11.023cm" svg:y="7.401cm"><text:p text:style-name="P8"><text:span text:style-name="T1"><text:s text:c="13"/>i = 0</text:span></text:p><draw:enhanced-geometry svg:viewBox="0 0 21600 21600" draw:type="rectangle" draw:enhanced-path="M 0 0 L 21600 0 21600 21600 0 21600 0 0 Z N"/></draw:custom-shape><draw:custom-shape text:anchor-type="paragraph" draw:z-index="3" draw:name="Forma4" draw:style-name="gr2" draw:text-style-name="P15" svg:width="2.761cm" svg:height="0.923cm" svg:x="11.044cm" svg:y="8.657cm"><text:p text:style-name="P8"><text:span text:style-name="T1"><text:s text:c="8"/>j = Dim-1</text:span></text:p><draw:enhanced-geometry svg:viewBox="0 0 21600 21600" draw:type="rectangle" draw:enhanced-path="M 0 0 L 21600 0 21600 21600 0 21600 0 0 Z N"/></draw:custom-shape><draw:custom-shape text:anchor-type="paragraph" draw:z-index="28" draw:name="Forma5" draw:style-name="gr13" draw:text-style-name="P15" svg:width="3.83cm" svg:height="3.028cm" svg:x="5.567cm" svg:y="7.59cm"><text:p text:style-name="P9"><text:span text:style-name="T2">Lista(i)+ Lista(j)= Somm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name="Forma1" draw:style-name="gr7" svg:width="2.617cm" svg:height="1.532cm" svg:x="6.121cm" svg:y="2.628cm"><text:p text:style-name="P8"><text:span text:style-name="T1"><text:s text:c="6"/>FI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Forma6" draw:style-name="gr1" draw:text-style-name="P14" svg:x1="5.567cm" svg:y1="9.103cm" svg:x2="3.524cm" svg:y2="9.103cm"><text:p/></draw:line><draw:line text:anchor-type="paragraph" draw:z-index="2" draw:name="Forma7" draw:style-name="gr1" draw:text-style-name="P14" svg:x1="7.449cm" svg:y1="5cm" svg:x2="7.449cm" svg:y2="4.12cm"><text:p/></draw:line><draw:custom-shape text:anchor-type="paragraph" draw:z-index="4" draw:name="Forma5" draw:style-name="gr3" draw:text-style-name="P15" svg:width="2.929cm" svg:height="2.07cm" svg:x="0.584cm" svg:y="8.103cm"><text:p><text:span text:style-name="T3">i + j &lt; Somm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" draw:name="Forma8" draw:style-name="gr1" draw:text-style-name="P14" svg:x1="9.308cm" svg:y1="9.146cm" svg:x2="11.044cm" svg:y2="9.146cm"><text:p/></draw:line><draw:line text:anchor-type="paragraph" draw:z-index="6" draw:name="Forma9" draw:style-name="gr1" draw:text-style-name="P14" svg:x1="7.472cm" svg:y1="7.59cm" svg:x2="7.472cm" svg:y2="5.997cm"><text:p/></draw:line><draw:line text:anchor-type="paragraph" draw:z-index="7" draw:name="Forma10" draw:style-name="gr1" draw:text-style-name="P14" svg:x1="1.993cm" svg:y1="8.103cm" svg:x2="2.69cm" svg:y2="6.715cm"><text:p/></draw:line><draw:custom-shape text:anchor-type="paragraph" draw:z-index="8" draw:name="Forma4" draw:style-name="gr4" draw:text-style-name="P15" svg:width="2.767cm" svg:height="0.929cm" svg:x="-1.231cm" svg:y="7.176cm"><text:p text:style-name="P9"><text:span text:style-name="T2"><text:s text:c="11"/>j = j-1</text:span></text:p><draw:enhanced-geometry svg:viewBox="0 0 21600 21600" draw:type="rectangle" draw:enhanced-path="M 0 0 L 21600 0 21600 21600 0 21600 0 0 Z N"/></draw:custom-shape><draw:custom-shape text:anchor-type="paragraph" draw:z-index="10" draw:name="Forma4" draw:style-name="gr4" draw:text-style-name="P15" svg:width="2.767cm" svg:height="0.929cm" svg:x="1.362cm" svg:y="5.782cm"><text:p text:style-name="P9"><text:span text:style-name="T2"><text:s text:c="10"/>i = i+1</text:span></text:p><draw:enhanced-geometry svg:viewBox="0 0 21600 21600" draw:type="rectangle" draw:enhanced-path="M 0 0 L 21600 0 21600 21600 0 21600 0 0 Z N"/></draw:custom-shape><draw:custom-shape text:anchor-type="paragraph" draw:z-index="12" draw:name="Forma3" draw:style-name="gr6" draw:text-style-name="P17" svg:width="2.964cm" svg:height="1.003cm" svg:x="10.843cm" svg:y="3.281cm"><text:p text:style-name="P8"><text:span text:style-name="T1"><text:s text:c="5"/>I: Di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5" draw:name="Forma11" draw:style-name="gr1" draw:text-style-name="P14" svg:x1="0.584cm" svg:y1="9.186cm" svg:x2="0.074cm" svg:y2="8.103cm"><text:p/></draw:line><draw:frame text:anchor-type="paragraph" draw:z-index="16" draw:name="Forma12" draw:style-name="gr9" draw:text-style-name="P18" svg:width="0.572cm" svg:height="0.653cm" svg:x="7.594cm" svg:y="7.267cm"><draw:text-box><text:p>V</text:p></draw:text-box></draw:frame><draw:frame text:anchor-type="paragraph" draw:z-index="17" draw:name="Forma13" draw:style-name="gr10" draw:text-style-name="P18" svg:width="0.572cm" svg:height="0.533cm" svg:x="5.101cm" svg:y="8.571cm"><draw:text-box><text:p>F</text:p></draw:text-box></draw:frame><draw:frame text:anchor-type="paragraph" draw:z-index="18" draw:name="Forma14" draw:style-name="gr11" draw:text-style-name="P18" svg:width="0.553cm" svg:height="0.553cm" svg:x="0.032cm" svg:y="8.922cm"><draw:text-box><text:p>F</text:p></draw:text-box></draw:frame><draw:frame text:anchor-type="paragraph" draw:z-index="19" draw:name="Forma15" draw:style-name="gr12" draw:text-style-name="P18" svg:width="0.655cm" svg:height="0.613cm" svg:x="2.321cm" svg:y="7.756cm"><draw:text-box><text:p>V</text:p></draw:text-box></draw:frame><draw:line text:anchor-type="paragraph" draw:z-index="21" draw:name="Forma16" draw:style-name="gr1" draw:text-style-name="P19" svg:x1="-0.559cm" svg:y1="8.037cm" svg:x2="-0.559cm" svg:y2="10.645cm"><text:p/></draw:line><draw:line text:anchor-type="paragraph" draw:z-index="22" draw:name="Forma17" draw:style-name="gr1" draw:text-style-name="P14" svg:x1="7.491cm" svg:y1="10.617cm" svg:x2="-0.559cm" svg:y2="10.645cm"><text:p/></draw:line><draw:line text:anchor-type="paragraph" draw:z-index="23" draw:name="Forma18" draw:style-name="gr1" draw:text-style-name="P14" svg:x1="1.361cm" svg:y1="6.251cm" svg:x2="-1.542cm" svg:y2="6.292cm"><text:p/></draw:line><draw:line text:anchor-type="paragraph" draw:z-index="24" draw:name="Forma19" draw:style-name="gr1" draw:text-style-name="P14" svg:x1="-1.523cm" svg:y1="6.292cm" svg:x2="-1.542cm" svg:y2="8.867cm"><text:p/></draw:line><draw:line text:anchor-type="paragraph" draw:z-index="25" draw:name="Forma20" draw:style-name="gr1" draw:text-style-name="P14" svg:x1="-1.522cm" svg:y1="8.867cm" svg:x2="-0.559cm" svg:y2="8.867cm"><text:p/></draw:line>Controllo la somma del primo con l’ultimo elemento. Se la somma è minore di ciò che cerco, allora controllo il secondo con l’ultimo. Se la somma è maggiore di ciò che cerco, allora controllo il primo con il penultimo. Continuo cosi 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mitru Zotea</meta:initial-creator>
    <meta:editing-cycles>5</meta:editing-cycles>
    <meta:creation-date>2017-05-18T07:40:00</meta:creation-date>
    <dc:date>2017-05-20T09:15:24.225000000</dc:date>
    <meta:editing-duration>PT14M45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29" meta:word-count="155" meta:character-count="866" meta:non-whitespace-character-count="6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